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e51" officeooo:paragraph-rsid="0016de51"/>
    </style:style>
    <style:style style:name="P2" style:family="paragraph" style:parent-style-name="Standard">
      <style:text-properties officeooo:rsid="00181ae0" officeooo:paragraph-rsid="00181ae0"/>
    </style:style>
    <style:style style:name="P3" style:family="paragraph" style:parent-style-name="Standard">
      <style:text-properties officeooo:rsid="001b3d1d" officeooo:paragraph-rsid="001b3d1d"/>
    </style:style>
    <style:style style:name="P4" style:family="paragraph" style:parent-style-name="Standard">
      <style:text-properties officeooo:rsid="001e53f2" officeooo:paragraph-rsid="001e53f2"/>
    </style:style>
    <style:style style:name="P5" style:family="paragraph" style:parent-style-name="Standard">
      <style:text-properties officeooo:rsid="001f3940" officeooo:paragraph-rsid="001f3940"/>
    </style:style>
    <style:style style:name="P6" style:family="paragraph" style:parent-style-name="Standard">
      <style:text-properties officeooo:rsid="0020a63f" officeooo:paragraph-rsid="0020a63f"/>
    </style:style>
    <style:style style:name="P7" style:family="paragraph" style:parent-style-name="Standard">
      <style:text-properties officeooo:rsid="00222a01" officeooo:paragraph-rsid="00222a01"/>
    </style:style>
    <style:style style:name="P8" style:family="paragraph" style:parent-style-name="Standard">
      <style:text-properties officeooo:rsid="0029a1e1" officeooo:paragraph-rsid="0029a1e1"/>
    </style:style>
    <style:style style:name="P9" style:family="paragraph" style:parent-style-name="Standard">
      <style:text-properties officeooo:rsid="002a902d" officeooo:paragraph-rsid="002a902d"/>
    </style:style>
    <style:style style:name="P10" style:family="paragraph" style:parent-style-name="Standard">
      <style:text-properties officeooo:rsid="002b2eba" officeooo:paragraph-rsid="002b2eba"/>
    </style:style>
    <style:style style:name="P11" style:family="paragraph" style:parent-style-name="Standard">
      <style:text-properties officeooo:rsid="002d1c46" officeooo:paragraph-rsid="002d1c46"/>
    </style:style>
    <style:style style:name="P12" style:family="paragraph" style:parent-style-name="Standard">
      <style:text-properties officeooo:rsid="002e9193" officeooo:paragraph-rsid="002e9193"/>
    </style:style>
    <style:style style:name="P13" style:family="paragraph" style:parent-style-name="Standard">
      <style:text-properties officeooo:rsid="002ecef8" officeooo:paragraph-rsid="002ecef8"/>
    </style:style>
    <style:style style:name="P14" style:family="paragraph" style:parent-style-name="Standard">
      <style:text-properties officeooo:rsid="002f4910" officeooo:paragraph-rsid="002f4910"/>
    </style:style>
    <style:style style:name="P15" style:family="paragraph" style:parent-style-name="Standard">
      <style:text-properties officeooo:rsid="002f4910" officeooo:paragraph-rsid="003130a7"/>
    </style:style>
    <style:style style:name="P16" style:family="paragraph" style:parent-style-name="Standard">
      <style:text-properties officeooo:rsid="002f4910" officeooo:paragraph-rsid="0032cc57"/>
    </style:style>
    <style:style style:name="P17" style:family="paragraph" style:parent-style-name="Standard">
      <style:text-properties officeooo:rsid="0035c224" officeooo:paragraph-rsid="0035c224"/>
    </style:style>
    <style:style style:name="P18" style:family="paragraph" style:parent-style-name="Standard">
      <style:text-properties officeooo:rsid="00368766" officeooo:paragraph-rsid="00368766"/>
    </style:style>
    <style:style style:name="P19" style:family="paragraph" style:parent-style-name="Standard">
      <style:text-properties officeooo:rsid="00382ede" officeooo:paragraph-rsid="00382ede"/>
    </style:style>
    <style:style style:name="P20" style:family="paragraph" style:parent-style-name="Standard">
      <style:text-properties officeooo:rsid="00393692" officeooo:paragraph-rsid="00393692"/>
    </style:style>
    <style:style style:name="T1" style:family="text">
      <style:text-properties officeooo:rsid="001965bd"/>
    </style:style>
    <style:style style:name="T2" style:family="text">
      <style:text-properties officeooo:rsid="001b3d1d"/>
    </style:style>
    <style:style style:name="T3" style:family="text">
      <style:text-properties officeooo:rsid="001c37d6"/>
    </style:style>
    <style:style style:name="T4" style:family="text">
      <style:text-properties officeooo:rsid="001e0260"/>
    </style:style>
    <style:style style:name="T5" style:family="text">
      <style:text-properties officeooo:rsid="001e53f2"/>
    </style:style>
    <style:style style:name="T6" style:family="text">
      <style:text-properties officeooo:rsid="001f3940"/>
    </style:style>
    <style:style style:name="T7" style:family="text">
      <style:text-properties officeooo:rsid="00282716"/>
    </style:style>
    <style:style style:name="T8" style:family="text">
      <style:text-properties officeooo:rsid="002979d9"/>
    </style:style>
    <style:style style:name="T9" style:family="text">
      <style:text-properties officeooo:rsid="002a902d"/>
    </style:style>
    <style:style style:name="T10" style:family="text">
      <style:text-properties officeooo:rsid="002ca198"/>
    </style:style>
    <style:style style:name="T11" style:family="text">
      <style:text-properties officeooo:rsid="002ecef8"/>
    </style:style>
    <style:style style:name="T12" style:family="text">
      <style:text-properties officeooo:rsid="00312be1"/>
    </style:style>
    <style:style style:name="T13" style:family="text">
      <style:text-properties officeooo:rsid="003130a7"/>
    </style:style>
    <style:style style:name="T14" style:family="text">
      <style:text-properties officeooo:rsid="0032cc57"/>
    </style:style>
    <style:style style:name="T15" style:family="text">
      <style:text-properties officeooo:rsid="00346e9b"/>
    </style:style>
    <style:style style:name="T16" style:family="text">
      <style:text-properties officeooo:rsid="00368766"/>
    </style:style>
    <style:style style:name="T17" style:family="text">
      <style:text-properties officeooo:rsid="00390a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sistemas de processamento, memória e entra e saída </text:p>
      <text:p text:style-name="P2">subsistemas de processamento</text:p>
      <text:p text:style-name="P2"/>
      <text:p text:style-name="P2">a unidade central de processamento(UCP ou CPU)possui 2 funções: </text:p>
      <text:p text:style-name="P2">-função processamento: processar os dados </text:p>
      <text:p text:style-name="P2">-função controle: é a parte funcional, atividades de buscar a instrução, interpretar as ações, gerar sinais de controle para ativar as atividades requiridas(dentro ou fora do processador)</text:p>
      <text:p text:style-name="P2"/>
      <text:p text:style-name="P2">processador </text:p>
      <text:p text:style-name="P2">-<text:span text:style-name="T1">sua principal função é processar os dados </text:span></text:p>
      <text:p text:style-name="P2">-<text:span text:style-name="T2">transforma os dados que são trazidos da memória pelo processador, na operação “leitura(read)”</text:span></text:p>
      <text:p text:style-name="P3">-<text:span text:style-name="T3">transforma esses dados e grava na memória com a operação “gravação(write)”</text:span></text:p>
      <text:p text:style-name="P3">-<text:span text:style-name="T4">ele faz parte dos 3 grandes módulos computacionais(processador, memória, disp. Entrada e saída)</text:span></text:p>
      <text:p text:style-name="P3">-<text:span text:style-name="T5">é dividido em: </text:span></text:p>
      <text:p text:style-name="P4">area de controle: <text:span text:style-name="T6">possui a unid. de controle</text:span></text:p>
      <text:p text:style-name="P4">area de processamento</text:p>
      <text:p text:style-name="P5">clock: responsável por cadenciar os dados e colocar em ordem temporal</text:p>
      <text:p text:style-name="P6">registrador de instrução(RI): responsável por armazenar a instrução a ser executada</text:p>
      <text:p text:style-name="P6"/>
      <text:p text:style-name="P7">memória </text:p>
      <text:p text:style-name="P7">-tem a função de armazenar e recuperar valores </text:p>
      <text:p text:style-name="P7"/>
      <text:p text:style-name="P7">tipos de memória (hierarquia de memória)</text:p>
      <text:p text:style-name="P7">-registradores: empregadas dentro do processador <text:span text:style-name="T7">(topo da pirâmide)</text:span></text:p>
      <text:p text:style-name="P7">-memória cache: trabalha junto ao processador <text:span text:style-name="T8">(pequena capacidade, para o que está sendo executado no momento)</text:span></text:p>
      <text:p text:style-name="P7">-memória principal (RAM): pente de memória</text:p>
      <text:p text:style-name="P7">-memória secundária (SSD, HD, pendrive)</text:p>
      <text:p text:style-name="P7">-memória virtual </text:p>
      <text:p text:style-name="P7"/>
      <text:p text:style-name="P7">hierarquia de memória <text:s/></text:p>
      <text:p text:style-name="P7">capacidade baixa = custo alto, velocidade alta(processador)</text:p>
      <text:p text:style-name="P7">capacidade alta = custo baixo, velocidade baixa (RAM, SSD, HD)</text:p>
      <text:p text:style-name="P7"/>
      <text:p text:style-name="P8">princípio da localidade </text:p>
      <text:p text:style-name="P8">-<text:span text:style-name="T9">determina o modo como as instruções são executadas(em sequência, durante certo tempo)</text:span></text:p>
      <text:p text:style-name="P8">-<text:span text:style-name="T9">organizados de modo que as linahs de código costuma ser executadas em sequência </text:span></text:p>
      <text:p text:style-name="P9">localidade espacial: próximo acesso seja ao endereço contíguo seguinte </text:p>
      <text:p text:style-name="P9">localidade temporal: em curto tempo, ele acesse novamente o mesmo endereço </text:p>
      <text:p text:style-name="P9"/>
      <text:p text:style-name="P10">memória principal </text:p>
      <text:p text:style-name="P10">-<text:span text:style-name="T10">é a memória básia (RAM), no qual o programa é executado e seus dados são armazenados, para que o processador busque cada instrução ao longo de tempo de processamento </text:span></text:p>
      <text:p text:style-name="P11">ações: </text:p>
      <text:p text:style-name="P11">-escrita: dado anteriormente é apagado </text:p>
      <text:p text:style-name="P11">-leitura: recupera uma cópia do dado </text:p>
      <text:p text:style-name="P11"/>
      <text:p text:style-name="P12">tipos de encapsulamento de memórias </text:p>
      <text:p text:style-name="P12">SIMM(single in line memory module)</text:p>
      <text:p text:style-name="P12">contato elétrico de uma lado é igual ao do outro lado </text:p>
      <text:p text:style-name="P12">DIMM(dual in line memory module)</text:p>
      <text:p text:style-name="P12">contatos dos 2 lados são independentes </text:p>
      <text:p text:style-name="P12"><text:soft-page-break/></text:p>
      <text:p text:style-name="P13">memória secundária</text:p>
      <text:p text:style-name="P11">-<text:span text:style-name="T11">é o HD, SSD etc.. responsável por armazenar permanentemente os programas de usuários e seus dados </text:span></text:p>
      <text:p text:style-name="P11"/>
      <text:p text:style-name="P13">subsistemas de entrada e saída (E/S)</text:p>
      <text:p text:style-name="P13"/>
      <text:p text:style-name="P14">objetivos e funções </text:p>
      <text:p text:style-name="P14">-<text:span text:style-name="T12">tem por função, interligar o mundo exterior com o mundo interior do pc, </text:span><text:span text:style-name="T13">se necessário, converter a informação antes de entregar</text:span></text:p>
      <text:p text:style-name="P15">-<text:span text:style-name="T12">são chamados de periféricos</text:span></text:p>
      <text:p text:style-name="P15"/>
      <text:p text:style-name="P16"><text:span text:style-name="T14">todo dispositivo tem 2 partes: dispositivo e interface </text:span></text:p>
      <text:p text:style-name="P16">-<text:span text:style-name="T15">a interface compatibiliza as características entre processador/memória e o dispositivo que controla </text:span></text:p>
      <text:p text:style-name="P16"/>
      <text:p text:style-name="P17">disco magnético </text:p>
      <text:p text:style-name="P17">-<text:span text:style-name="T16">composto por: </text:span></text:p>
      <text:p text:style-name="P18">prato circular, material não magnético, chamado substrato, revestido com um material magnetizável </text:p>
      <text:p text:style-name="P18"/>
      <text:p text:style-name="P19">DMA = direct access memory </text:p>
      <text:p text:style-name="P19">-no DMA, um bloco pode ser transferido entre memória principal e dispositivos de E/S sem a intervenção do processador, exceto no início e no final da transferência </text:p>
      <text:p text:style-name="P19"/>
      <text:p text:style-name="P19">driver de dispositivo </text:p>
      <text:p text:style-name="P19">-<text:span text:style-name="T17">é um código específico de determinado dispositivo de E/S. Cada um tem seu driver para seu funcionamento </text:span></text:p>
      <text:p text:style-name="P19"/>
      <text:p text:style-name="P20">estes dispositivos podem transferir dados usando transmissão paralela ou serial </text:p>
      <text:p text:style-name="P20">-paralela: um grupo de bits transferido por vez, cada um <text:s/>sendo enviado por uma linha separada </text:p>
      <text:p text:style-name="P20">-serial: conectado ao dispositivo controlador por uma única linha, um bit de cada vez </text:p>
      <text:p text:style-name="P20"/>
      <text:p text:style-name="P20"/>
      <text:p text:style-name="P16"/>
      <text:p text:style-name="P16"/>
      <text:p text:style-name="P16"><text:span text:style-name="T12"><text:s/></text:span></text:p>
      <text:p text:style-name="P14"/>
      <text:p text:style-name="P14"/>
      <text:p text:style-name="P11"/>
      <text:p text:style-name="P11"/>
      <text:p text:style-name="P11"/>
      <text:p text:style-name="P10"/>
      <text:p text:style-name="P9"/>
      <text:p text:style-name="P9"/>
      <text:p text:style-name="P8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8:05:34.310000000</meta:creation-date>
    <dc:date>2024-01-05T08:09:26.399000000</dc:date>
    <meta:editing-duration>P1DT3M33S</meta:editing-duration>
    <meta:editing-cycles>35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0" meta:word-count="508" meta:character-count="3436" meta:non-whitespace-character-count="2948"/>
  </office:meta>
</office:document-meta>
</file>